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Mangal1" svg:font-family="Mangal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a5a" officeooo:paragraph-rsid="0004ca5a"/>
    </style:style>
    <style:style style:name="P2" style:family="paragraph" style:parent-style-name="Standard">
      <style:text-properties officeooo:paragraph-rsid="0004ca5a"/>
    </style:style>
    <style:style style:name="P3" style:family="paragraph" style:parent-style-name="Standard">
      <style:text-properties style:font-name="Arial" fo:font-size="16pt" officeooo:rsid="0004ca5a" officeooo:paragraph-rsid="0004ca5a" style:font-size-asian="16pt" style:font-size-complex="16pt"/>
    </style:style>
    <style:style style:name="P4" style:family="paragraph" style:parent-style-name="Standard">
      <style:text-properties style:font-name="Arial" fo:font-size="16pt" officeooo:rsid="00052597" officeooo:paragraph-rsid="00052597" style:font-size-asian="16pt" style:font-size-complex="16pt"/>
    </style:style>
    <style:style style:name="P5" style:family="paragraph" style:parent-style-name="Standard">
      <style:text-properties style:font-name="Arial" fo:font-size="15pt" officeooo:rsid="00052597" officeooo:paragraph-rsid="00052597" style:font-size-asian="13.1000003814697pt" style:font-size-complex="15pt"/>
    </style:style>
    <style:style style:name="P6" style:family="paragraph" style:parent-style-name="Standard">
      <style:text-properties style:font-name="Arial" fo:font-size="15pt" officeooo:paragraph-rsid="0004ca5a"/>
    </style:style>
    <style:style style:name="P7" style:family="paragraph" style:parent-style-name="Standard">
      <style:text-properties style:font-name="Arial" fo:font-size="12pt" officeooo:rsid="0004ca5a" officeooo:paragraph-rsid="0004ca5a" fo:background-color="#ffffff" style:font-size-asian="12pt" style:font-size-complex="12pt"/>
    </style:style>
    <style:style style:name="P8" style:family="paragraph" style:parent-style-name="Standard">
      <style:text-properties fo:font-size="12pt" officeooo:paragraph-rsid="0004ca5a" style:font-size-asian="12pt" style:font-size-complex="12pt"/>
    </style:style>
    <style:style style:name="P9" style:family="paragraph" style:parent-style-name="Standard">
      <style:text-properties fo:font-size="12pt" officeooo:rsid="0004ca5a" officeooo:paragraph-rsid="0004ca5a" fo:background-color="#ffffff" style:font-size-asian="12pt" style:font-size-complex="12pt"/>
    </style:style>
    <style:style style:name="P10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4ca5a" officeooo:paragraph-rsid="0004ca5a" fo:background-color="#ffffff" style:font-size-asian="13.1000003814697pt" style:font-size-complex="15pt"/>
    </style:style>
    <style:style style:name="P11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4ca5a" officeooo:paragraph-rsid="00052597" fo:background-color="#ffffff" style:font-size-asian="13.1000003814697pt" style:font-size-complex="15pt"/>
    </style:style>
    <style:style style:name="P12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75030" officeooo:paragraph-rsid="00075030" fo:background-color="#ffffff" style:font-size-asian="10.5pt" style:font-size-complex="12pt"/>
    </style:style>
    <style:style style:name="P13" style:family="paragraph" style:parent-style-name="Standard">
      <style:text-properties fo:font-variant="normal" fo:text-transform="none" fo:color="#0d0d0d" style:font-name="Arial" fo:font-size="15pt" fo:letter-spacing="normal" fo:font-style="normal" fo:font-weight="normal" officeooo:rsid="00052597" officeooo:paragraph-rsid="00052597" fo:background-color="#ffffff" style:font-size-asian="13.1000003814697pt" style:font-size-complex="15pt"/>
    </style:style>
    <style:style style:name="P14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52597" officeooo:paragraph-rsid="00052597" fo:background-color="#ffffff" style:font-size-asian="10.5pt" style:font-size-complex="12pt"/>
    </style:style>
    <style:style style:name="P15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7caf3" officeooo:paragraph-rsid="0007caf3" fo:background-color="#ffffff" style:font-size-asian="10.5pt" style:font-size-complex="12pt"/>
    </style:style>
    <style:style style:name="P16" style:family="paragraph" style:parent-style-name="Standard">
      <style:text-properties fo:font-variant="normal" fo:text-transform="none" fo:color="#0d0d0d" style:font-name="Arial" fo:font-size="12pt" fo:letter-spacing="normal" fo:font-style="normal" fo:font-weight="normal" officeooo:rsid="00052597" officeooo:paragraph-rsid="00052597" fo:background-color="#ffffff" style:font-size-asian="12pt" style:font-size-complex="12pt"/>
    </style:style>
    <style:style style:name="T1" style:family="text">
      <style:text-properties officeooo:rsid="0004ca5a"/>
    </style:style>
    <style:style style:name="T2" style:family="text">
      <style:text-properties fo:font-variant="normal" fo:text-transform="none" fo:color="#040c28" style:font-name="Google Sans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202124" style:font-name="Google Sans" fo:letter-spacing="normal" fo:font-style="normal" fo:font-weight="normal"/>
    </style:style>
    <style:style style:name="T4" style:family="text">
      <style:text-properties fo:font-variant="normal" fo:text-transform="none" fo:color="#202124" style:font-name="Google Sans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111111" style:font-name="Google Sans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d0d0d" fo:font-size="12pt" fo:letter-spacing="normal" fo:font-style="normal" fo:font-weight="normal" fo:background-color="#ffffff" loext:char-shading-value="0"/>
    </style:style>
    <style:style style:name="T7" style:family="text">
      <style:text-properties fo:font-variant="normal" fo:text-transform="none" fo:color="#0d0d0d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0d0d0d" fo:letter-spacing="normal" fo:font-style="normal" fo:font-weight="normal" officeooo:rsid="0004ca5a" fo:background-color="#ffffff" loext:char-shading-value="0"/>
    </style:style>
    <style:style style:name="T9" style:family="text">
      <style:text-properties fo:font-variant="normal" fo:text-transform="none" fo:color="#0d0d0d" style:font-name="Arial" fo:font-size="12pt" fo:letter-spacing="normal" fo:font-style="normal" fo:font-weight="normal" fo:background-color="#ffffff" loext:char-shading-value="0"/>
    </style:style>
    <style:style style:name="T10" style:family="text">
      <style:text-properties fo:font-variant="normal" fo:text-transform="none" fo:color="#0d0d0d" style:font-name="Arial" fo:font-size="12pt" fo:letter-spacing="normal" fo:font-style="normal" fo:font-weight="normal" officeooo:rsid="00052597" fo:background-color="#ffffff" loext:char-shading-value="0" loext:padding="0.049cm" loext:border="0.06pt solid #e3e3e3"/>
    </style:style>
    <style:style style:name="T11" style:family="text">
      <style:text-properties fo:font-variant="normal" fo:text-transform="none" fo:color="#0d0d0d" style:font-name="Arial" fo:letter-spacing="normal"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style:font-name="Arial" officeooo:rsid="0004ca5a"/>
    </style:style>
    <style:style style:name="T14" style:family="text">
      <style:text-properties style:font-name="Arial" fo:font-size="12pt" officeooo:rsid="0004ca5a" fo:background-color="#ffffff" loext:char-shading-value="0" style:font-size-asian="12pt" style:font-size-complex="12pt"/>
    </style:style>
    <style:style style:name="T15" style:family="text">
      <style:text-properties style:font-name="Arial" fo:background-color="#ffffff" loext:char-shading-value="0" loext:padding="0.049cm" loext:border="0.06pt solid #e3e3e3"/>
    </style:style>
    <style:style style:name="T16" style:family="text">
      <style:text-properties fo:font-size="12pt" officeooo:rsid="0004ca5a" fo:background-color="#ffffff" loext:char-shading-value="0" style:font-size-asian="12pt" style:font-size-complex="12pt"/>
    </style:style>
    <style:style style:name="T17" style:family="text">
      <style:text-properties fo:color="#ffffff" style:font-name="Söhne Mono" fo:font-size="10.5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size-asian="12pt"/>
    </style:style>
    <style:style style:name="T20" style:family="text">
      <style:text-properties officeooo:rsid="0007c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a 1 </text:p>
      <text:p text:style-name="P3"/>
      <text:p text:style-name="P4">Primeira parte</text:p>
      <text:p text:style-name="P1"/>
      <text:p text:style-name="P8"><text:span text:style-name="T1">1- </text:span><text:span text:style-name="T5">É o código que conecta a internet com o banco de dados, gerencia as conexões dos usuários e alimenta a aplicação web.</text:span> </text:p>
      <text:p text:style-name="P8"/>
      <text:p text:style-name="P8"><text:span text:style-name="T13">2- </text:span><text:span text:style-name="T3">Se o back-end não for feito de forma correta,</text:span><text:span text:style-name="T4"> </text:span><text:span text:style-name="T2">podem acontecer vazamentos de dados, roubos e invasões no sistema</text:span><text:span text:style-name="T4">.</text:span><text:span text:style-name="T12"> </text:span></text:p>
      <text:p text:style-name="P9"/>
      <text:p text:style-name="P2"><text:span text:style-name="T14">3-</text:span><text:span text:style-name="T9">O comando </text:span><text:span text:style-name="Source_20_Text"><text:span text:style-name="T10">git commit-m</text:span></text:span><text:span text:style-name="T11"> </text:span><text:span text:style-name="T9">é usado no Git para registrar as alterações feitas nos arquivos do repositório. A flag </text:span><text:span text:style-name="Source_20_Text"><text:span text:style-name="T15">-m</text:span></text:span><text:span text:style-name="T11"> </text:span><text:span text:style-name="T9">é seguida por uma mensagem de texto que descreve as alterações feitas no commit. </text:span></text:p>
      <text:p text:style-name="P7"/>
      <text:p text:style-name="P6"><text:span text:style-name="T16">4-</text:span><text:span text:style-name="T6">No GitHub, uma "issue" é uma funcionalidade fundamental para rastrear tarefas, melhorias, bugs ou qualquer outra discussão relacionada a um repositório de software. </text:span></text:p>
      <text:p text:style-name="P10"/>
      <text:p text:style-name="P11">5-No Git, "branches" (ramificações) são linhas de desenvolvimento separadas que derivam do mesmo ponto na história do código-fonte. Cada branch representa uma versão independente do código, onde as alterações podem ser feitas sem afetar diretamente o código em outras branches. </text:p>
      <text:p text:style-name="P11"/>
      <text:p text:style-name="P11"/>
      <text:p text:style-name="P5"><text:span text:style-name="T8">S</text:span><text:span text:style-name="T7">egunda parte</text:span></text:p>
      <text:p text:style-name="P13"/>
      <text:p text:style-name="P14">6-<text:span text:style-name="T19">import math</text:span></text:p>
      <text:p text:style-name="P16"/>
      <text:p text:style-name="P16">def calcular_area(raio):</text:p>
      <text:p text:style-name="P16"><text:s text:c="4"/>return math.pi * raio**2</text:p>
      <text:p text:style-name="P16"/>
      <text:p text:style-name="P16">def main():</text:p>
      <text:p text:style-name="P16"><text:s text:c="4"/># Solicita ao usuário o raio do círculo</text:p>
      <text:p text:style-name="P16"><text:s text:c="4"/>raio = float(input("Digite o raio do círculo: "))</text:p>
      <text:p text:style-name="P16"/>
      <text:p text:style-name="P16"><text:s text:c="4"/># Calcula a área</text:p>
      <text:p text:style-name="P16"><text:s text:c="4"/>area = calcular_area(raio)</text:p>
      <text:p text:style-name="P16"/>
      <text:p text:style-name="P16"><text:s text:c="4"/># Exibe o resultado</text:p>
      <text:p text:style-name="P16"><text:s text:c="4"/>print(f"A área do círculo com raio {raio} é {area:.2f}")</text:p>
      <text:p text:style-name="P16"/>
      <text:p text:style-name="P16">if __name__ == "__main__":</text:p>
      <text:p text:style-name="P16"><text:s text:c="4"/>main()</text:p>
      <text:p text:style-name="P16"/>
      <text:p text:style-name="P14"/>
      <text:p text:style-name="P15">7-def calcular_media(numero1, numero2, numero3):</text:p>
      <text:p text:style-name="P15"><text:s text:c="4"/>return (numero1 + numero2 + numero3) / 3</text:p>
      <text:p text:style-name="P15"/>
      <text:p text:style-name="P15">def main():</text:p>
      <text:p text:style-name="P15"><text:s text:c="4"/># Solicita ao usuário três números</text:p>
      <text:p text:style-name="P15"><text:s text:c="4"/>numero1 = float(input("Digite o primeiro número: "))</text:p>
      <text:p text:style-name="P15"><text:soft-page-break/><text:s text:c="4"/>numero2 = float(input("Digite o segundo número: "))</text:p>
      <text:p text:style-name="P15"><text:s text:c="4"/>numero3 = float(input("Digite o terceiro número: "))</text:p>
      <text:p text:style-name="P15"/>
      <text:p text:style-name="P15"><text:s text:c="4"/># Calcula a média</text:p>
      <text:p text:style-name="P15"><text:s text:c="4"/>media = calcular_media(numero1, numero2, numero3)</text:p>
      <text:p text:style-name="P15"/>
      <text:p text:style-name="P15"><text:s text:c="4"/># Exibe o resultado</text:p>
      <text:p text:style-name="P15"><text:s text:c="4"/>print(f"A média dos números {numero1}, {numero2} e {numero3} é {media:.2f}")</text:p>
      <text:p text:style-name="P15"/>
      <text:p text:style-name="P15">if __name__ == "__main__":</text:p>
      <text:p text:style-name="P15"><text:s text:c="4"/>main()</text:p>
      <text:p text:style-name="P15"/>
      <text:p text:style-name="P15"/>
      <text:p text:style-name="P15">8-def soma(a, b):</text:p>
      <text:p text:style-name="P15"><text:s text:c="4"/>return a + b</text:p>
      <text:p text:style-name="P15"/>
      <text:p text:style-name="P15">def subtracao(a, b):</text:p>
      <text:p text:style-name="P15"><text:s text:c="4"/>return a - b</text:p>
      <text:p text:style-name="P15"/>
      <text:p text:style-name="P15">def multiplicacao(a, b):</text:p>
      <text:p text:style-name="P15"><text:s text:c="4"/>return a * b</text:p>
      <text:p text:style-name="P15"/>
      <text:p text:style-name="P15">def divisao(a, b):</text:p>
      <text:p text:style-name="P15"><text:s text:c="4"/>if b != 0:</text:p>
      <text:p text:style-name="P15"><text:s text:c="8"/>return a / b</text:p>
      <text:p text:style-name="P15"><text:s text:c="4"/>else:</text:p>
      <text:p text:style-name="P15"><text:s text:c="8"/>return "Erro: Divisão por zero!"</text:p>
      <text:p text:style-name="P15"/>
      <text:p text:style-name="P15">def main():</text:p>
      <text:p text:style-name="P15"><text:s text:c="4"/>print("Bem-vindo à Calculadora!")</text:p>
      <text:p text:style-name="P15"><text:s text:c="4"/>print("Selecione a operação:")</text:p>
      <text:p text:style-name="P15"><text:s text:c="4"/>print("1. Soma")</text:p>
      <text:p text:style-name="P15"><text:s text:c="4"/>print("2. Subtração")</text:p>
      <text:p text:style-name="P15"><text:s text:c="4"/>print("3. Multiplicação")</text:p>
      <text:p text:style-name="P15"><text:s text:c="4"/>print("4. Divisão")</text:p>
      <text:p text:style-name="P15"/>
      <text:p text:style-name="P15"><text:s text:c="4"/>escolha = input("Digite sua escolha (1/2/3/4): ")</text:p>
      <text:p text:style-name="P15"/>
      <text:p text:style-name="P15"><text:s text:c="4"/>num1 = float(input("Digite o primeiro número: "))</text:p>
      <text:p text:style-name="P15"><text:s text:c="4"/>num2 = float(input("Digite o segundo número: "))</text:p>
      <text:p text:style-name="P15"/>
      <text:p text:style-name="P15"><text:s text:c="4"/>if escolha == '1':</text:p>
      <text:p text:style-name="P15"><text:s text:c="8"/>print("Resultado:", soma(num1, num2))</text:p>
      <text:p text:style-name="P15"><text:s text:c="4"/>elif escolha == '2':</text:p>
      <text:p text:style-name="P15"><text:s text:c="8"/>print("Resultado:", subtracao(num1, num2))</text:p>
      <text:p text:style-name="P15"><text:s text:c="4"/>elif escolha == '3':</text:p>
      <text:p text:style-name="P15"><text:s text:c="8"/>print("Resultado:", multiplicacao(num1, num2))</text:p>
      <text:p text:style-name="P15"><text:s text:c="4"/>elif escolha == '4':</text:p>
      <text:p text:style-name="P15"><text:s text:c="8"/>print("Resultado:", divisao(num1, num2))</text:p>
      <text:p text:style-name="P15"><text:s text:c="4"/>else:</text:p>
      <text:p text:style-name="P15"><text:s text:c="8"/>print("Escolha inválida!")</text:p>
      <text:p text:style-name="P15"/>
      <text:p text:style-name="P15"><text:soft-page-break/>if __name__ == "__main__":</text:p>
      <text:p text:style-name="P15"><text:s text:c="4"/>main()</text:p>
      <text:p text:style-name="P15"/>
      <text:p text:style-name="P15"/>
      <text:p text:style-name="P15">9-def main():</text:p>
      <text:p text:style-name="P15"><text:s text:c="4"/>nome = input("Digite seu nome: ")</text:p>
      <text:p text:style-name="P15"><text:s text:c="4"/>print("Olá,", nome, "! Seja bem-vindo(a)!")</text:p>
      <text:p text:style-name="P15"><text:s text:c="4"/></text:p>
      <text:p text:style-name="P15">if __name__ == "__main__":</text:p>
      <text:p text:style-name="P15"><text:s text:c="4"/>main()</text:p>
      <text:p text:style-name="P15"/>
      <text:p text:style-name="P15"/>
      <text:p text:style-name="P15">10-def main():</text:p>
      <text:p text:style-name="P15"><text:s text:c="4"/># Solicita ao usuário um número</text:p>
      <text:p text:style-name="P15"><text:s text:c="4"/>numero = float(input("Digite um número: "))</text:p>
      <text:p text:style-name="P15"/>
      <text:p text:style-name="P15"><text:s text:c="4"/># Calcula o quadrado do número</text:p>
      <text:p text:style-name="P15"><text:s text:c="4"/>quadrado = numero ** 2</text:p>
      <text:p text:style-name="P15"/>
      <text:p text:style-name="P15"><text:s text:c="4"/># Calcula o triplo do número</text:p>
      <text:p text:style-name="P15"><text:s text:c="4"/>triplo = numero * 3</text:p>
      <text:p text:style-name="P15"/>
      <text:p text:style-name="P15"><text:s text:c="4"/># Imprime o quadrado e o triplo do número</text:p>
      <text:p text:style-name="P15"><text:s text:c="4"/>print(f"O quadrado de {numero} é: {quadrado}")</text:p>
      <text:p text:style-name="P15"><text:s text:c="4"/>print(f"O triplo de {numero} é: {triplo}")</text:p>
      <text:p text:style-name="P15"/>
      <text:p text:style-name="P15">if __name__ == "__main__":</text:p>
      <text:p text:style-name="P15"><text:s text:c="4"/>main()</text:p>
      <text:p text:style-name="P15"><text:span text:style-name="T17"/></text:p>
      <text:p text:style-name="P15"/>
      <text:p text:style-name="P12">11-lado1 = float(input("digite o primeiro lado"))<text:line-break/>lado2 = float(input("digite o segundo lado"))<text:line-break/>lado3 = float(input("digite o terceiro lado"))<text:line-break/><text:line-break/>def tipotriangulo(lado1, lado2, lado3):<text:line-break/> <text:s text:c="3"/>if lado1 == lado2 and lado2 == lado3:<text:line-break/> <text:s text:c="7"/>return "Equilátero"<text:line-break/> <text:s text:c="3"/>elif lado1 == lado2 or lado1 == lado3 or lado2 == lado3:<text:line-break/> <text:s text:c="7"/>return "Isósceles"<text:line-break/> <text:s text:c="3"/>else:<text:line-break/> <text:s text:c="7"/>return "Escaleno"<text:line-break/> <text:s text:c="7"/><text:line-break/>def verificatriangulo(lado1, lado2, lado3):<text:line-break/> <text:s text:c="3"/>return lado1 + lado2 &gt; lado3 and lado1 + lado3 &gt; lado2 and lado2 + lado3 &gt; lado1<text:line-break/> <text:s text:c="3"/><text:line-break/>if verificatriangulo(lado1, lado2, lado3):<text:line-break/> <text:s text:c="3"/>tipo = tipotriangulo(lado1, lado2, lado3)<text:line-break/> <text:s text:c="3"/>print(f"Os lados {lado1}, {lado2} e {lado3} formam um triangulo tipo {tipo}.")<text:line-break/>else:<text:line-break/> <text:s text:c="3"/>print ("os valores informados não formam um triângulo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Mangal1" svg:font-family="Mangal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1T10:14:39.416000000</meta:creation-date>
    <dc:date>2024-03-01T12:04:01.491666936</dc:date>
    <meta:editing-duration>PT12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85" meta:word-count="557" meta:character-count="3975" meta:non-whitespace-character-count="3165"/>
  </office:meta>
</office:document-meta>
</file>